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B1000002DB01129C77DD6E9C0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103a38" officeooo:paragraph-rsid="00103a38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20pt" fo:font-weight="normal" officeooo:rsid="00103a38" officeooo:paragraph-rsid="00103a38" style:font-size-asian="20pt" style:font-weight-asian="normal" style:font-size-complex="2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1</text:p>
      <text:p text:style-name="P1"><draw:frame draw:style-name="fr1" draw:name="Image1" text:anchor-type="char" svg:x="-0.0744in" svg:y="0.1047in" svg:width="6.9252in" svg:height="3.4744in" draw:z-index="0"><draw:image xlink:href="Pictures/10000001000005B1000002DB01129C77DD6E9C0E.png" xlink:type="simple" xlink:show="embed" xlink:actuate="onLoad" draw:mime-type="image/png"/></draw:frame></text:p>
      <text:p text:style-name="P2">I see output “Welcome to Python Lab 3!”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14:21:22.198789414</meta:creation-date>
    <dc:date>2025-09-23T14:26:21.836333396</dc:date>
    <meta:editing-duration>PT5M</meta:editing-duration>
    <meta:editing-cycles>1</meta:editing-cycles>
    <meta:document-statistic meta:table-count="0" meta:image-count="1" meta:object-count="0" meta:page-count="1" meta:paragraph-count="2" meta:word-count="10" meta:character-count="46" meta:non-whitespace-character-count="38"/>
    <meta:generator>LibreOffice/7.3.7.2$Linux_X86_64 LibreOffice_project/30$Build-2</meta:generator>
  </office:meta>
</office:document-meta>
</file>